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945in" svg:y="0.2169in">
            <draw:object draw:notify-on-update-of-ranges="Sheet1.A2:Sheet1.A22 Sheet1.B2:Sheet1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.000110729708780866" calcext:value-type="float">
            <text:p>0.000110729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.000110729708780866" calcext:value-type="float">
            <text:p>0.000110729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.000110729708780866" calcext:value-type="float">
            <text:p>0.000110729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.000332189126342598" calcext:value-type="float">
            <text:p>0.000332189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.000664378252685195" calcext:value-type="float">
            <text:p>0.000664378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0110729708780866" calcext:value-type="float">
            <text:p>0.001107297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.000664378252685195" calcext:value-type="float">
            <text:p>0.000664378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0.00143948621415126" calcext:value-type="float">
            <text:p>0.001439486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.00143948621415126" calcext:value-type="float">
            <text:p>0.001439486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.00199313475805559" calcext:value-type="float">
            <text:p>0.001993134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115158897132101" calcext:value-type="float">
            <text:p>0.011515889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0.062783744878751" calcext:value-type="float">
            <text:p>0.0627837449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0.0628944745875318" calcext:value-type="float">
            <text:p>0.0628944746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.130882515778983" calcext:value-type="float">
            <text:p>0.130882515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0.175506588417672" calcext:value-type="float">
            <text:p>0.175506588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323220019931348" calcext:value-type="float">
            <text:p>0.323220019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.182482560070867" calcext:value-type="float">
            <text:p>0.182482560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.0367622633152475" calcext:value-type="float">
            <text:p>0.036762263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0.00465064776879637" calcext:value-type="float">
            <text:p>0.004650647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0.00055364854390433" calcext:value-type="float">
            <text:p>0.000553648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0.000775107961466061" calcext:value-type="float">
            <text:p>0.000775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02:02.284569754</dc:date>
    <dc:creator>Stefan Krause-Kjær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-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22" svg:x="0.77cm" svg:y="0.855cm" svg:width="11.738cm" svg:height="7.545cm">
          <chartooo:coordinate-region svg:x="1.008cm" svg:y="1.054cm" svg:width="11.2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" chart:class="chart:scatter">
            <chart:domain table:cell-range-address="Sheet1.A2:Sheet1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">
                <text:p>-87</text:p>
                <draw:g>
                  <svg:desc>Sheet1.A2:Sheet1.A22</svg:desc>
                </draw:g>
              </table:table-cell>
              <table:table-cell office:value-type="float" office:value="0.000110729708780866">
                <text:p>0.000110729708780866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6">
                <text:p>-86</text:p>
              </table:table-cell>
              <table:table-cell office:value-type="float" office:value="0.000110729708780866">
                <text:p>0.000110729708780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3">
                <text:p>-83</text:p>
              </table:table-cell>
              <table:table-cell office:value-type="float" office:value="0.000110729708780866">
                <text:p>0.000110729708780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2">
                <text:p>-82</text:p>
              </table:table-cell>
              <table:table-cell office:value-type="float" office:value="0.000332189126342598">
                <text:p>0.000332189126342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1">
                <text:p>-81</text:p>
              </table:table-cell>
              <table:table-cell office:value-type="float" office:value="0.000664378252685195">
                <text:p>0.000664378252685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0.00110729708780866">
                <text:p>0.00110729708780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9">
                <text:p>-79</text:p>
              </table:table-cell>
              <table:table-cell office:value-type="float" office:value="0.000664378252685195">
                <text:p>0.000664378252685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8">
                <text:p>-78</text:p>
              </table:table-cell>
              <table:table-cell office:value-type="float" office:value="0.00143948621415126">
                <text:p>0.00143948621415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">
                <text:p>-77</text:p>
              </table:table-cell>
              <table:table-cell office:value-type="float" office:value="0.00143948621415126">
                <text:p>0.00143948621415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6">
                <text:p>-76</text:p>
              </table:table-cell>
              <table:table-cell office:value-type="float" office:value="0.00199313475805559">
                <text:p>0.00199313475805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5">
                <text:p>-75</text:p>
              </table:table-cell>
              <table:table-cell office:value-type="float" office:value="0.0115158897132101">
                <text:p>0.0115158897132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4">
                <text:p>-74</text:p>
              </table:table-cell>
              <table:table-cell office:value-type="float" office:value="0.062783744878751">
                <text:p>0.062783744878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3">
                <text:p>-73</text:p>
              </table:table-cell>
              <table:table-cell office:value-type="float" office:value="0.0628944745875318">
                <text:p>0.0628944745875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2">
                <text:p>-72</text:p>
              </table:table-cell>
              <table:table-cell office:value-type="float" office:value="0.130882515778983">
                <text:p>0.130882515778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1">
                <text:p>-71</text:p>
              </table:table-cell>
              <table:table-cell office:value-type="float" office:value="0.175506588417672">
                <text:p>0.175506588417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0">
                <text:p>-70</text:p>
              </table:table-cell>
              <table:table-cell office:value-type="float" office:value="0.323220019931348">
                <text:p>0.323220019931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9">
                <text:p>-69</text:p>
              </table:table-cell>
              <table:table-cell office:value-type="float" office:value="0.182482560070867">
                <text:p>0.182482560070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">
                <text:p>-68</text:p>
              </table:table-cell>
              <table:table-cell office:value-type="float" office:value="0.0367622633152475">
                <text:p>0.0367622633152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7">
                <text:p>-67</text:p>
              </table:table-cell>
              <table:table-cell office:value-type="float" office:value="0.00465064776879637">
                <text:p>0.00465064776879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6">
                <text:p>-66</text:p>
              </table:table-cell>
              <table:table-cell office:value-type="float" office:value="0.00055364854390433">
                <text:p>0.00055364854390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4">
                <text:p>-64</text:p>
              </table:table-cell>
              <table:table-cell office:value-type="float" office:value="0.000775107961466061">
                <text:p>0.000775107961466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